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Standard">
      <style:text-properties fo:font-size="8pt" fo:font-style="italic" style:font-size-asian="8pt" style:font-style-asian="italic" style:font-size-complex="8pt" style:font-style-complex="italic"/>
    </style:style>
    <style:style style:name="P7" style:family="paragraph" style:parent-style-name="Text_20_body">
      <style:text-properties fo:font-weight="bold"/>
    </style:style>
    <style:style style:name="P8" style:family="paragraph" style:parent-style-name="Text_20_body">
      <style:text-properties fo:font-style="italic"/>
    </style:style>
    <style:style style:name="P9" style:family="paragraph" style:parent-style-name="Text_20_body">
      <style:paragraph-properties fo:break-before="page"/>
      <style:text-properties fo:font-weight="bold"/>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fo:break-before="page"/>
    </style:style>
    <style:style style:name="P13" style:family="paragraph" style:parent-style-name="Quotations">
      <style:paragraph-properties fo:margin-left="0in" fo:margin-right="0in" fo:text-indent="0in" style:auto-text-indent="false" style:writing-mode="lr-tb"/>
    </style:style>
    <style:style style:name="P14" style:family="paragraph" style:parent-style-name="Quotations">
      <style:paragraph-properties fo:margin-left="0.4925in" fo:margin-right="0in" fo:text-indent="0in" style:auto-text-indent="false" style:writing-mode="lr-tb"/>
    </style:style>
    <style:style style:name="P15" style:family="paragraph" style:parent-style-name="Text_20_body" style:list-style-name="L1"/>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text-properties fo:font-weight="bold"/>
    </style:style>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text-properties style:use-window-font-color="true" fo:font-weight="bold"/>
    </style:style>
    <style:style style:name="P38" style:family="paragraph" style:parent-style-name="Text_20_body">
      <style:paragraph-properties fo:margin-top="0in" fo:margin-bottom="0in"/>
    </style:style>
    <style:style style:name="P39" style:family="paragraph" style:parent-style-name="Text_20_body" style:list-style-name="L1">
      <style:paragraph-properties fo:margin-top="0in" fo:margin-bottom="0in"/>
    </style:style>
    <style:style style:name="P40" style:family="paragraph" style:parent-style-name="Text_20_body" style:list-style-name="L1">
      <style:paragraph-properties fo:margin-top="0in" fo:margin-bottom="0in"/>
    </style:style>
    <style:style style:name="P41" style:family="paragraph" style:parent-style-name="Text_20_body" style:list-style-name="L1">
      <style:paragraph-properties fo:margin-top="0in" fo:margin-bottom="0in"/>
    </style:style>
    <style:style style:name="P42" style:family="paragraph" style:parent-style-name="Text_20_body" style:list-style-name="L1">
      <style:paragraph-properties fo:margin-top="0in" fo:margin-bottom="0in"/>
    </style:style>
    <style:style style:name="P43" style:family="paragraph" style:parent-style-name="Text_20_body" style:list-style-name="L1">
      <style:paragraph-properties fo:margin-top="0in" fo:margin-bottom="0in"/>
    </style:style>
    <style:style style:name="P44" style:family="paragraph" style:parent-style-name="Text_20_body" style:list-style-name="L1">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1">
      <style:paragraph-properties fo:margin-top="0in" fo:margin-bottom="0in"/>
    </style:style>
    <style:style style:name="P47" style:family="paragraph" style:parent-style-name="Text_20_body" style:list-style-name="L1">
      <style:paragraph-properties fo:margin-top="0in" fo:margin-bottom="0in"/>
    </style:style>
    <style:style style:name="P48" style:family="paragraph" style:parent-style-name="Text_20_body" style:list-style-name="L1">
      <style:paragraph-properties fo:margin-top="0in" fo:margin-bottom="0in"/>
    </style:style>
    <style:style style:name="P49" style:family="paragraph" style:parent-style-name="Text_20_body" style:list-style-name="L1">
      <style:paragraph-properties fo:margin-top="0in" fo:margin-bottom="0in"/>
    </style:style>
    <style:style style:name="P50" style:family="paragraph" style:parent-style-name="Text_20_body" style:list-style-name="L1">
      <style:paragraph-properties fo:margin-top="0in" fo:margin-bottom="0in"/>
    </style:style>
    <style:style style:name="P51" style:family="paragraph" style:parent-style-name="Text_20_body" style:list-style-name="L1">
      <style:paragraph-properties fo:margin-top="0in" fo:margin-bottom="0in"/>
    </style:style>
    <style:style style:name="P52" style:family="paragraph" style:parent-style-name="Text_20_body" style:list-style-name="L1">
      <style:paragraph-properties fo:margin-top="0in" fo:margin-bottom="0in"/>
    </style:style>
    <style:style style:name="P53" style:family="paragraph" style:parent-style-name="Text_20_body" style:list-style-name="L1">
      <style:paragraph-properties fo:margin-top="0in" fo:margin-bottom="0in"/>
    </style:style>
    <style:style style:name="P54" style:family="paragraph" style:parent-style-name="Text_20_body" style:list-style-name="L7">
      <style:paragraph-properties fo:margin-top="0in" fo:margin-bottom="0in"/>
    </style:style>
    <style:style style:name="P55" style:family="paragraph" style:parent-style-name="Text_20_body" style:list-style-name="L8">
      <style:paragraph-properties fo:margin-top="0in" fo:margin-bottom="0in"/>
    </style:style>
    <style:style style:name="P56" style:family="paragraph" style:parent-style-name="Text_20_body" style:list-style-name="L8">
      <style:paragraph-properties fo:margin-top="0in" fo:margin-bottom="0in"/>
    </style:style>
    <style:style style:name="P57" style:family="paragraph" style:parent-style-name="Text_20_body" style:list-style-name="L8">
      <style:paragraph-properties fo:margin-top="0in" fo:margin-bottom="0in"/>
    </style:style>
    <style:style style:name="P58" style:family="paragraph" style:parent-style-name="Text_20_body" style:list-style-name="L9">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Text_20_body" style:list-style-name="L11">
      <style:paragraph-properties fo:margin-top="0in" fo:margin-bottom="0in"/>
    </style:style>
    <style:style style:name="P61" style:family="paragraph" style:parent-style-name="Text_20_body" style:list-style-name="L12">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2">
      <style:paragraph-properties fo:margin-top="0in" fo:margin-bottom="0in"/>
    </style:style>
    <style:style style:name="P64" style:family="paragraph" style:parent-style-name="Text_20_body" style:list-style-name="L12">
      <style:paragraph-properties fo:margin-top="0in" fo:margin-bottom="0in"/>
    </style:style>
    <style:style style:name="P65" style:family="paragraph" style:parent-style-name="Text_20_body" style:list-style-name="L12">
      <style:paragraph-properties fo:margin-top="0in" fo:margin-bottom="0in"/>
    </style:style>
    <style:style style:name="P66" style:family="paragraph" style:parent-style-name="Text_20_body" style:list-style-name="L12">
      <style:paragraph-properties fo:margin-top="0in" fo:margin-bottom="0in"/>
    </style:style>
    <style:style style:name="P67" style:family="paragraph" style:parent-style-name="Text_20_body" style:list-style-name="L13">
      <style:paragraph-properties fo:margin-top="0in" fo:margin-bottom="0in"/>
    </style:style>
    <style:style style:name="P68" style:family="paragraph" style:parent-style-name="Text_20_body" style:list-style-name="L13">
      <style:paragraph-properties fo:margin-top="0in" fo:margin-bottom="0in"/>
    </style:style>
    <style:style style:name="P69" style:family="paragraph" style:parent-style-name="Text_20_body" style:list-style-name="L13">
      <style:paragraph-properties fo:margin-top="0in" fo:margin-bottom="0in"/>
    </style:style>
    <style:style style:name="P70" style:family="paragraph" style:parent-style-name="Text_20_body" style:list-style-name="L14">
      <style:paragraph-properties fo:margin-top="0in" fo:margin-bottom="0in"/>
    </style:style>
    <style:style style:name="P71" style:family="paragraph" style:parent-style-name="Text_20_body" style:list-style-name="L14">
      <style:paragraph-properties fo:margin-top="0in" fo:margin-bottom="0in"/>
    </style:style>
    <style:style style:name="P72" style:family="paragraph" style:parent-style-name="Text_20_body" style:list-style-name="L14">
      <style:paragraph-properties fo:margin-top="0in" fo:margin-bottom="0in"/>
    </style:style>
    <style:style style:name="P73" style:family="paragraph" style:parent-style-name="Text_20_body" style:list-style-name="L15">
      <style:paragraph-properties fo:margin-top="0in" fo:margin-bottom="0in"/>
    </style:style>
    <style:style style:name="P74" style:family="paragraph" style:parent-style-name="Text_20_body" style:list-style-name="L15">
      <style:paragraph-properties fo:margin-top="0in" fo:margin-bottom="0in"/>
    </style:style>
    <style:style style:name="P75" style:family="paragraph" style:parent-style-name="Text_20_body" style:list-style-name="L16">
      <style:paragraph-properties fo:margin-top="0in" fo:margin-bottom="0in"/>
    </style:style>
    <style:style style:name="P76" style:family="paragraph" style:parent-style-name="Text_20_body" style:list-style-name="L16">
      <style:paragraph-properties fo:margin-top="0in" fo:margin-bottom="0in"/>
    </style:style>
    <style:style style:name="P77" style:family="paragraph" style:parent-style-name="Text_20_body" style:list-style-name="L16">
      <style:paragraph-properties fo:margin-top="0in" fo:margin-bottom="0in"/>
    </style:style>
    <style:style style:name="P78" style:family="paragraph" style:parent-style-name="Text_20_body" style:list-style-name="L16">
      <style:paragraph-properties fo:margin-top="0in" fo:margin-bottom="0in"/>
    </style:style>
    <style:style style:name="P79" style:family="paragraph" style:parent-style-name="Text_20_body" style:list-style-name="L16">
      <style:paragraph-properties fo:margin-top="0in" fo:margin-bottom="0in"/>
    </style:style>
    <style:style style:name="P80" style:family="paragraph" style:parent-style-name="Text_20_body" style:list-style-name="L17">
      <style:paragraph-properties fo:margin-top="0in" fo:margin-bottom="0in"/>
    </style:style>
    <style:style style:name="P81" style:family="paragraph" style:parent-style-name="Text_20_body" style:list-style-name="L17">
      <style:paragraph-properties fo:margin-top="0in" fo:margin-bottom="0in"/>
    </style:style>
    <style:style style:name="P82" style:family="paragraph" style:parent-style-name="Text_20_body" style:list-style-name="L17">
      <style:paragraph-properties fo:margin-top="0in" fo:margin-bottom="0in"/>
    </style:style>
    <style:style style:name="P83" style:family="paragraph" style:parent-style-name="Text_20_body" style:list-style-name="L17">
      <style:paragraph-properties fo:margin-top="0in" fo:margin-bottom="0in"/>
    </style:style>
    <style:style style:name="P84" style:family="paragraph" style:parent-style-name="Text_20_body" style:list-style-name="L17">
      <style:paragraph-properties fo:margin-top="0in" fo:margin-bottom="0in"/>
    </style:style>
    <style:style style:name="P85" style:family="paragraph" style:parent-style-name="Text_20_body" style:list-style-name="L17">
      <style:paragraph-properties fo:margin-top="0in" fo:margin-bottom="0in"/>
    </style:style>
    <style:style style:name="P86" style:family="paragraph" style:parent-style-name="Text_20_body" style:list-style-name="L18">
      <style:paragraph-properties fo:margin-top="0in" fo:margin-bottom="0in"/>
    </style:style>
    <style:style style:name="P87" style:family="paragraph" style:parent-style-name="Text_20_body" style:list-style-name="L18">
      <style:paragraph-properties fo:margin-top="0in" fo:margin-bottom="0in"/>
    </style:style>
    <style:style style:name="P88" style:family="paragraph" style:parent-style-name="Text_20_body" style:list-style-name="L18">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8">
      <style:paragraph-properties fo:margin-top="0in" fo:margin-bottom="0in"/>
    </style:style>
    <style:style style:name="P91" style:family="paragraph" style:parent-style-name="Text_20_body" style:list-style-name="L18">
      <style:paragraph-properties fo:margin-top="0in" fo:margin-bottom="0in"/>
    </style:style>
    <style:style style:name="P92" style:family="paragraph" style:parent-style-name="Text_20_body" style:list-style-name="L18">
      <style:paragraph-properties fo:margin-top="0in" fo:margin-bottom="0in"/>
    </style:style>
    <style:style style:name="P93" style:family="paragraph" style:parent-style-name="Text_20_body" style:list-style-name="L18">
      <style:paragraph-properties fo:margin-top="0in" fo:margin-bottom="0in"/>
    </style:style>
    <style:style style:name="P94" style:family="paragraph" style:parent-style-name="Text_20_body" style:list-style-name="L18">
      <style:paragraph-properties fo:margin-top="0in" fo:margin-bottom="0in"/>
    </style:style>
    <style:style style:name="P95" style:family="paragraph" style:parent-style-name="Text_20_body" style:list-style-name="L18">
      <style:paragraph-properties fo:margin-top="0in" fo:margin-bottom="0in"/>
    </style:style>
    <style:style style:name="P96" style:family="paragraph" style:parent-style-name="Text_20_body" style:list-style-name="L18">
      <style:paragraph-properties fo:margin-top="0in" fo:margin-bottom="0in"/>
    </style:style>
    <style:style style:name="P97" style:family="paragraph" style:parent-style-name="Text_20_body" style:list-style-name="L19">
      <style:paragraph-properties fo:margin-top="0in" fo:margin-bottom="0in"/>
    </style:style>
    <style:style style:name="P98" style:family="paragraph" style:parent-style-name="Text_20_body" style:list-style-name="L19">
      <style:paragraph-properties fo:margin-top="0in" fo:margin-bottom="0in"/>
    </style:style>
    <style:style style:name="P99" style:family="paragraph" style:parent-style-name="Text_20_body" style:list-style-name="L19">
      <style:paragraph-properties fo:margin-top="0in" fo:margin-bottom="0in"/>
    </style:style>
    <style:style style:name="P100" style:family="paragraph" style:parent-style-name="Text_20_body" style:list-style-name="L19">
      <style:paragraph-properties fo:margin-top="0in" fo:margin-bottom="0in"/>
    </style:style>
    <style:style style:name="P101" style:family="paragraph" style:parent-style-name="Text_20_body" style:list-style-name="L20">
      <style:paragraph-properties fo:margin-top="0in" fo:margin-bottom="0in"/>
    </style:style>
    <style:style style:name="P102" style:family="paragraph" style:parent-style-name="Text_20_body" style:list-style-name="L20">
      <style:paragraph-properties fo:margin-top="0in" fo:margin-bottom="0in"/>
    </style:style>
    <style:style style:name="P103" style:family="paragraph" style:parent-style-name="Text_20_body" style:list-style-name="L20">
      <style:paragraph-properties fo:margin-top="0in" fo:margin-bottom="0in"/>
    </style:style>
    <style:style style:name="P104" style:family="paragraph" style:parent-style-name="Text_20_body" style:list-style-name="L21">
      <style:paragraph-properties fo:margin-top="0in" fo:margin-bottom="0in"/>
    </style:style>
    <style:style style:name="P105" style:family="paragraph" style:parent-style-name="Text_20_body" style:list-style-name="L22">
      <style:paragraph-properties fo:margin-top="0in" fo:margin-bottom="0in"/>
    </style:style>
    <style:style style:name="P106" style:family="paragraph" style:parent-style-name="Text_20_body" style:list-style-name="L22">
      <style:paragraph-properties fo:margin-top="0in" fo:margin-bottom="0in"/>
    </style:style>
    <style:style style:name="P107" style:family="paragraph" style:parent-style-name="Text_20_body" style:list-style-name="L22">
      <style:paragraph-properties fo:margin-top="0in" fo:margin-bottom="0in"/>
    </style:style>
    <style:style style:name="P108" style:family="paragraph" style:parent-style-name="Text_20_body" style:list-style-name="L23">
      <style:paragraph-properties fo:margin-top="0in" fo:margin-bottom="0in"/>
    </style:style>
    <style:style style:name="P109" style:family="paragraph" style:parent-style-name="Text_20_body" style:list-style-name="L23">
      <style:paragraph-properties fo:margin-top="0in" fo:margin-bottom="0in"/>
    </style:style>
    <style:style style:name="P110" style:family="paragraph" style:parent-style-name="Text_20_body" style:list-style-name="L23">
      <style:paragraph-properties fo:margin-top="0in" fo:margin-bottom="0in"/>
    </style:style>
    <style:style style:name="P111" style:family="paragraph" style:parent-style-name="Text_20_body" style:list-style-name="L24">
      <style:paragraph-properties fo:margin-top="0in" fo:margin-bottom="0in"/>
    </style:style>
    <style:style style:name="P112" style:family="paragraph" style:parent-style-name="Text_20_body" style:list-style-name="L24">
      <style:paragraph-properties fo:margin-top="0in" fo:margin-bottom="0in"/>
    </style:style>
    <style:style style:name="P113" style:family="paragraph" style:parent-style-name="Text_20_body" style:list-style-name="L24">
      <style:paragraph-properties fo:margin-top="0in" fo:margin-bottom="0in"/>
    </style:style>
    <style:style style:name="P114" style:family="paragraph" style:parent-style-name="Text_20_body" style:list-style-name="L25">
      <style:paragraph-properties fo:margin-top="0in" fo:margin-bottom="0in"/>
    </style:style>
    <style:style style:name="P115" style:family="paragraph" style:parent-style-name="Text_20_body" style:list-style-name="L25">
      <style:paragraph-properties fo:margin-top="0in" fo:margin-bottom="0in"/>
    </style:style>
    <style:style style:name="P116" style:family="paragraph" style:parent-style-name="Text_20_body" style:list-style-name="L25">
      <style:paragraph-properties fo:margin-top="0in" fo:margin-bottom="0in"/>
    </style:style>
    <style:style style:name="P117" style:family="paragraph" style:parent-style-name="Text_20_body" style:list-style-name="L25">
      <style:paragraph-properties fo:margin-top="0in" fo:margin-bottom="0in"/>
    </style:style>
    <style:style style:name="P118" style:family="paragraph" style:parent-style-name="Text_20_body" style:list-style-name="L25">
      <style:paragraph-properties fo:margin-top="0in" fo:margin-bottom="0in"/>
    </style:style>
    <style:style style:name="P119" style:family="paragraph" style:parent-style-name="Text_20_body" style:list-style-name="L25">
      <style:paragraph-properties fo:margin-top="0in" fo:margin-bottom="0in"/>
    </style:style>
    <style:style style:name="P120" style:family="paragraph" style:parent-style-name="Text_20_body" style:list-style-name="L25">
      <style:paragraph-properties fo:margin-top="0in" fo:margin-bottom="0in"/>
    </style:style>
    <style:style style:name="P121" style:family="paragraph" style:parent-style-name="Text_20_body" style:list-style-name="L25">
      <style:paragraph-properties fo:margin-top="0in" fo:margin-bottom="0in"/>
    </style:style>
    <style:style style:name="P122" style:family="paragraph" style:parent-style-name="Text_20_body" style:list-style-name="L25">
      <style:paragraph-properties fo:margin-top="0in" fo:margin-bottom="0in"/>
    </style:style>
    <style:style style:name="P123" style:family="paragraph" style:parent-style-name="Text_20_body" style:list-style-name="L25">
      <style:paragraph-properties fo:margin-top="0in" fo:margin-bottom="0in"/>
    </style:style>
    <style:style style:name="P124" style:family="paragraph" style:parent-style-name="Text_20_body" style:list-style-name="L25">
      <style:paragraph-properties fo:margin-top="0in" fo:margin-bottom="0in"/>
    </style:style>
    <style:style style:name="P125" style:family="paragraph" style:parent-style-name="Text_20_body" style:list-style-name="L25">
      <style:paragraph-properties fo:margin-top="0in" fo:margin-bottom="0in"/>
    </style:style>
    <style:style style:name="P126" style:family="paragraph" style:parent-style-name="Text_20_body" style:list-style-name="L25">
      <style:paragraph-properties fo:margin-top="0in" fo:margin-bottom="0in"/>
    </style:style>
    <style:style style:name="P127" style:family="paragraph" style:parent-style-name="Text_20_body" style:list-style-name="L26">
      <style:paragraph-properties fo:margin-top="0in" fo:margin-bottom="0in"/>
    </style:style>
    <style:style style:name="P128" style:family="paragraph" style:parent-style-name="Text_20_body" style:list-style-name="L26">
      <style:paragraph-properties fo:margin-top="0in" fo:margin-bottom="0in"/>
    </style:style>
    <style:style style:name="P129" style:family="paragraph" style:parent-style-name="Text_20_body" style:list-style-name="L27">
      <style:paragraph-properties fo:margin-top="0in" fo:margin-bottom="0in"/>
    </style:style>
    <style:style style:name="P130" style:family="paragraph" style:parent-style-name="Text_20_body" style:list-style-name="L27">
      <style:paragraph-properties fo:margin-top="0in" fo:margin-bottom="0in"/>
    </style:style>
    <style:style style:name="P131" style:family="paragraph" style:parent-style-name="Text_20_body" style:list-style-name="L27">
      <style:paragraph-properties fo:margin-top="0in" fo:margin-bottom="0in"/>
    </style:style>
    <style:style style:name="P132" style:family="paragraph" style:parent-style-name="Text_20_body" style:list-style-name="L27">
      <style:paragraph-properties fo:margin-top="0in" fo:margin-bottom="0in"/>
    </style:style>
    <style:style style:name="P133" style:family="paragraph" style:parent-style-name="Text_20_body" style:list-style-name="L27">
      <style:paragraph-properties fo:margin-top="0in" fo:margin-bottom="0in"/>
    </style:style>
    <style:style style:name="P134" style:family="paragraph" style:parent-style-name="Text_20_body">
      <style:paragraph-properties fo:break-before="page"/>
      <style:text-properties fo:font-weight="bold"/>
    </style:style>
    <style:style style:name="P135" style:family="paragraph" style:parent-style-name="Standard" style:list-style-name="L22"/>
    <style:style style:name="P136" style:family="paragraph" style:parent-style-name="Standard" style:list-style-name="L22">
      <style:paragraph-properties fo:break-before="page"/>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font-size="7pt" fo:font-weight="bold" style:font-size-asian="7pt" style:font-weight-asian="bold" style:font-size-complex="7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2.7</text:p>
      <text:p text:style-name="P3">Documentation</text:p>
      <text:p text:style-name="P4">By Sam Gleske</text:p>
      <text:p text:style-name="Standard"/>
      <text:h text:style-name="P12"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7">Table of Contents<text:tab/>2</text:p>
          <text:p text:style-name="P137">1. Introduction<text:tab/>3</text:p>
          <text:p text:style-name="P138">1.1. Welcome<text:tab/>3</text:p>
          <text:p text:style-name="P138">1.2. Calculator Info<text:tab/>3</text:p>
          <text:p text:style-name="P138">1.3. Compatible Browsers<text:tab/>4</text:p>
          <text:p text:style-name="P138">Compatibility Tests<text:tab/>4</text:p>
          <text:p text:style-name="P137">2. Menu Help<text:tab/>6</text:p>
          <text:p text:style-name="P138">2.1. About Menu<text:tab/>6</text:p>
          <text:p text:style-name="P138">2.2. File Menu<text:tab/>6</text:p>
          <text:p text:style-name="P138">2.3. Edit Menu<text:tab/>6</text:p>
          <text:p text:style-name="P138">2.4. Conv Menu<text:tab/>7</text:p>
          <text:p text:style-name="P138">2.5. Settings Menu<text:tab/>7</text:p>
          <text:p text:style-name="P138">2.6. Help Menu<text:tab/>8</text:p>
          <text:p text:style-name="P137">3. Button Help<text:tab/>9</text:p>
          <text:p text:style-name="P138">3.1. Overview<text:tab/>9</text:p>
          <text:p text:style-name="P138">3.2. Deletion Buttons<text:tab/>9</text:p>
          <text:p text:style-name="P138">3.3. Basic Equations<text:tab/>10</text:p>
          <text:p text:style-name="P138">3.4. Memory Buttons<text:tab/>11</text:p>
          <text:p text:style-name="P138">3.5. Button Shortcuts<text:tab/>12</text:p>
          <text:p text:style-name="P138">3.6. Power Functions<text:tab/>13</text:p>
          <text:p text:style-name="P138">3.7. Trigonometric Functions<text:tab/>14</text:p>
          <text:p text:style-name="P138">3.8. Miscellaneous<text:tab/>14</text:p>
          <text:p text:style-name="P137">4. License Information<text:tab/>16</text:p>
          <text:p text:style-name="P138">4.1. Disclaimer<text:tab/>16</text:p>
          <text:p text:style-name="P138">4.2. License<text:tab/>16</text:p>
          <text:p text:style-name="P137">5. The Author<text:tab/>18</text:p>
          <text:p text:style-name="P138">5.1. About the Author<text:tab/>18</text:p>
          <text:p text:style-name="P138">5.2. Other Developments<text:tab/>18</text:p>
          <text:p text:style-name="P138">5.3. Technologies Used<text:tab/>18</text:p>
          <text:p text:style-name="P138">5.4. Contact the Author<text:tab/>19</text:p>
          <text:p text:style-name="P138">5.5. Resume Request<text:tab/>19</text:p>
        </text:index-body>
      </text:table-of-content>
      <text:p text:style-name="Standard"/>
      <text:p text:style-name="Standard"/>
      <text:h text:style-name="P11" text:outline-level="1">1. Introduction</text:h>
      <text:h text:style-name="Heading_20_2" text:outline-level="2">1.1. Welcome</text:h>
      <text:p text:style-name="Text_20_body"><text:span text:style-name="T1">Welcome</text:span> to the <text:span text:style-name="T3">Scientific Calculator v1.2.7</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7">What is the Scientific Calculator v1.2.7?</text:p>
      <text:p text:style-name="Text_20_body">It is an advanced calculator that uses JavaScript (not Java) to compute advanced math functions. Type in almost any equation and my calculator can handle it!</text:p>
      <text:p text:style-name="P7">Why is the version 1.x.x?</text:p>
      <text:p text:style-name="Text_20_body">That is the number of times the calculator has had major revisions since its original release November, 2005.</text:p>
      <text:p text:style-name="P7">Other Fun Facts:</text:p>
      <text:list text:style-name="L1">
        <text:list-item>
          <text:p text:style-name="P39">It took me 10 hours to make the initial design of the calculator. So when I mean it was created on November 28th, 2005.I literally mean it was created that day! </text:p>
        </text:list-item>
        <text:list-item>
          <text:p text:style-name="P39">The original calculator had the following menus: </text:p>
          <text:list>
            <text:list-item>
              <text:p text:style-name="P39"><text:span text:style-name="T4">File &gt; Exit</text:span> </text:p>
            </text:list-item>
            <text:list-item>
              <text:p text:style-name="P39"><text:span text:style-name="T4">Edit &gt; Copy</text:span> </text:p>
            </text:list-item>
            <text:list-item>
              <text:p text:style-name="P39"><text:span text:style-name="T4">Edit &gt; Paste</text:span> </text:p>
            </text:list-item>
            <text:list-item>
              <text:p text:style-name="P39"><text:span text:style-name="T4">Conv &gt; Bin &gt; Dec</text:span> </text:p>
            </text:list-item>
            <text:list-item>
              <text:p text:style-name="P39"><text:span text:style-name="T4">Conv &gt; Bin &gt; Hex</text:span> </text:p>
            </text:list-item>
            <text:list-item>
              <text:p text:style-name="P39"><text:span text:style-name="T4">Conv &gt; Dec &gt; Bin</text:span> </text:p>
            </text:list-item>
            <text:list-item>
              <text:p text:style-name="P39"><text:span text:style-name="T4">Conv &gt; Dec &gt; Hex</text:span> </text:p>
            </text:list-item>
            <text:list-item>
              <text:p text:style-name="P39"><text:span text:style-name="T4">Conv &gt; Hex &gt; Bin</text:span> </text:p>
            </text:list-item>
            <text:list-item>
              <text:p text:style-name="P39"><text:span text:style-name="T4">Conv &gt; Hex &gt; Dec</text:span> </text:p>
            </text:list-item>
            <text:list-item>
              <text:p text:style-name="P39"><text:span text:style-name="T4">View &gt; Standard</text:span> </text:p>
            </text:list-item>
            <text:list-item>
              <text:p text:style-name="P39"><text:span text:style-name="T4">View &gt; Scientific</text:span> (disabled) </text:p>
            </text:list-item>
            <text:list-item>
              <text:p text:style-name="P39"><text:span text:style-name="T4">Help &gt; Help</text:span> (disabled) </text:p>
            </text:list-item>
            <text:list-item>
              <text:p text:style-name="P39"><text:span text:style-name="T4">Help &gt; About Calculator</text:span> </text:p>
            </text:list-item>
          </text:list>
        </text:list-item>
        <text:list-item>
          <text:p text:style-name="P15">The original calculator had <text:span text:style-name="T5">all</text:span> of the current buttons as well </text:p>
        </text:list-item>
      </text:list>
      <text:p text:style-name="P7">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added such as an Octal conversion and Temperature conversion in the <text:span text:style-name="T4">Conv</text:span> menu.</text:p>
      <text:p text:style-name="P7">Future Plans?</text:p>
      <text:p text:style-name="Text_20_body"><text:soft-page-break/>Eventually I want the calculator to be able to calculate in hexadecimal, octal, and binary modes. This is when the <text:span text:style-name="T4">View &gt; Scientific</text:span> menu will be available.</text:p>
      <text:h text:style-name="Heading_20_2" text:outline-level="2">1.3. Compatible Browsers</text:h>
      <text:p text:style-name="Text_20_body">Scientific Calculator v1.2.7 fully supports the following web browsers on all platforms:</text:p>
      <text:list text:style-name="L24">
        <text:list-item>
          <text:p text:style-name="P111">Internet Explorer 6.0+ </text:p>
        </text:list-item>
        <text:list-item>
          <text:p text:style-name="P111">Firefox </text:p>
        </text:list-item>
        <text:list-item>
          <text:p text:style-name="P111">Mozilla 1.7 </text:p>
        </text:list-item>
        <text:list-item>
          <text:p text:style-name="P32">Netscape 9 (Firefox based) </text:p>
        </text:list-item>
      </text:list>
      <text:p text:style-name="P38">All other browsers work but are not fully supported with detecting the keystrokes and having shortcut keys. </text:p>
      <text:p text:style-name="Horizontal_20_Line"/>
      <text:h text:style-name="Heading_20_2" text:outline-level="2">Compatibility Tests</text:h>
      <text:p text:style-name="P7">Successfully tested browsers</text:p>
      <text:list text:style-name="L25">
        <text:list-item>
          <text:p text:style-name="P114">Windows 2000/XP </text:p>
          <text:list>
            <text:list-item>
              <text:p text:style-name="P114">Internet Explorer 6.x/7.x </text:p>
            </text:list-item>
            <text:list-item>
              <text:p text:style-name="P114">Internet Explorer 7.x </text:p>
            </text:list-item>
            <text:list-item>
              <text:p text:style-name="P114">Firefox 1.0.x/1.5.x/2.0.x</text:p>
            </text:list-item>
            <text:list-item>
              <text:p text:style-name="P114">Netscape 8.x </text:p>
            </text:list-item>
            <text:list-item>
              <text:p text:style-name="P114">Opera 9.x </text:p>
            </text:list-item>
          </text:list>
        </text:list-item>
        <text:list-item>
          <text:p text:style-name="P114">Linux/UNIX </text:p>
          <text:list>
            <text:list-item>
              <text:p text:style-name="P114">Firefox 1.0.x/1.5.x/2.0.x </text:p>
            </text:list-item>
            <text:list-item>
              <text:p text:style-name="P114">KDE 3.4.2 </text:p>
            </text:list-item>
            <text:list-item>
              <text:p text:style-name="P114">Mozilla web browser </text:p>
            </text:list-item>
            <text:list-item>
              <text:p text:style-name="P114">Netscape 7.x </text:p>
            </text:list-item>
            <text:list-item>
              <text:p text:style-name="P114">Opera 9.x </text:p>
            </text:list-item>
          </text:list>
        </text:list-item>
        <text:list-item>
          <text:p text:style-name="P114">MAC OSX </text:p>
          <text:list>
            <text:list-item>
              <text:p text:style-name="P33">Firefox 1.5.x </text:p>
            </text:list-item>
          </text:list>
        </text:list-item>
      </text:list>
      <text:p text:style-name="P7">Untested browsers (planned for testing)</text:p>
      <text:list text:style-name="L26">
        <text:list-item>
          <text:p text:style-name="P127">MAC OSX </text:p>
          <text:list>
            <text:list-item>
              <text:p text:style-name="P127">Internet Explorer 5 </text:p>
            </text:list-item>
            <text:list-item>
              <text:p text:style-name="P34">Safari </text:p>
            </text:list-item>
          </text:list>
        </text:list-item>
      </text:list>
      <text:p text:style-name="P7"/>
      <text:p text:style-name="P9">Test results</text:p>
      <text:p text:style-name="Text_20_body">Scientific Calculator v1.2.7 is compatible with the following web browsers on all platforms:</text:p>
      <text:list text:style-name="L27">
        <text:list-item>
          <text:p text:style-name="P129">Internet Explorer 6.0+ </text:p>
        </text:list-item>
        <text:list-item>
          <text:p text:style-name="P129">Firefox 1.0+ </text:p>
        </text:list-item>
        <text:list-item>
          <text:p text:style-name="P129">KDE 3.4.2+ </text:p>
        </text:list-item>
        <text:list-item>
          <text:p text:style-name="P129">Mozilla </text:p>
        </text:list-item>
        <text:list-item>
          <text:p text:style-name="P129">Netscape 7+ </text:p>
        </text:list-item>
        <text:list-item>
          <text:p text:style-name="P35">Opera 9+ </text:p>
        </text:list-item>
      </text:list>
      <text:p text:style-name="Text_20_body">Note: Older versions of those browsers may still work with Scientific Calculator. But I have not tested older versions so there's no guarantee that it will work.</text:p>
      <text:p text:style-name="P37"><text:bookmark text:name="firewarning"/>Compatibility Alert!</text:p>
      <text:p text:style-name="Text_20_body">Recently I have discovered that the following Firefox extension(s) do not allow the calculator to be sized correctly:</text:p>
      <text:list text:style-name="L28">
        <text:list-item>
          <text:p text:style-name="P36"><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p text:style-name="Text_20_body"/>
      <text:p text:style-name="Text_20_body"/>
      <text:h text:style-name="P11" text:outline-level="1">2. Menu Help</text:h>
      <text:h text:style-name="Heading_20_2" text:outline-level="2">2.1. About Menu</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svg:desc>Menu</svg:desc></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7">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7">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svg:desc>File</svg:desc></draw:frame></text:p>
      <text:p text:style-name="P7">Functions of the File Menu:</text:p>
      <text:list text:style-name="L7">
        <text:list-item>
          <text:p text:style-name="P54">Under <text:span text:style-name="T4">File &gt; Reload</text:span>: This submenu resets all settings of the calculator </text:p>
        </text:list-item>
        <text:list-item>
          <text:p text:style-name="P16">Under <text:span text:style-name="T4">File &gt; Exit</text:span>: This submenu closes the calculator </text:p>
        </text:list-item>
      </text:list>
      <text:h text:style-name="Heading_20_2" text:outline-level="2">2.3. Edit Menu</text:h>
      <text:p text:style-name="P7">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svg:desc>Edit</svg:desc></draw:frame></text:p>
      <text:p text:style-name="P7"/>
      <text:p text:style-name="P9">Functions of the Edit Menu:</text:p>
      <text:list text:style-name="L8">
        <text:list-item>
          <text:p text:style-name="P55"><text:span text:style-name="T4">Edit &gt; Copy</text:span> Copies the displayed equation </text:p>
        </text:list-item>
        <text:list-item>
          <text:p text:style-name="P55"><text:span text:style-name="T4">Edit &gt; Paste</text:span> Pastes contents of clipboard into the current equation </text:p>
        </text:list-item>
        <text:list-item>
          <text:p text:style-name="P55"><text:span text:style-name="T4">Edit &gt; Round Answer</text:span> Rounds the current answer/equation to the decimal places specified </text:p>
        </text:list-item>
        <text:list-item>
          <text:p text:style-name="P17"><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7">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svg:desc>Conv</svg:desc></draw:frame></text:p>
      <text:p text:style-name="P7">What does Conv mean?</text:p>
      <text:p text:style-name="Text_20_body">Conv is abbreviated for Convert. It's purpose is to convert between number types</text:p>
      <text:p text:style-name="P7">Functions of the Conv Menu:</text:p>
      <text:list text:style-name="L9">
        <text:list-item>
          <text:p text:style-name="P58"><text:span text:style-name="T4">Conv &gt; Base</text:span> Converts the equation between Binary, Decimal, Hexadecimal, and Octal bases. </text:p>
        </text:list-item>
        <text:list-item>
          <text:p text:style-name="P58"><text:span text:style-name="T4">Conv &gt; Temperature</text:span> Converts the equation between Celsius, Fahrenheit, Rankine, and Reaumur temperatures. </text:p>
        </text:list-item>
        <text:list-item>
          <text:p text:style-name="P18"><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2.5. Settings Menu</text:h>
      <text:p text:style-name="P7">What is the Settings Menu?</text:p>
      <text:p text:style-name="Text_20_body"><draw:frame draw:style-name="fr1" draw:name="graphics16" text:anchor-type="as-char" svg:width="1.6665in" svg:height="1.8437in" draw:z-index="14"><draw:image xlink:href="../menu_help/menu_settings.png" xlink:type="simple" xlink:show="embed" xlink:actuate="onLoad"/><svg:desc>Settings</svg:desc></draw:frame></text:p>
      <text:p text:style-name="P7">What does the Settings Menu do?</text:p>
      <text:p text:style-name="Text_20_body">Adjusts different settings of the calculator so the user can simplify or make easier their experience with the Scientific Calculator.</text:p>
      <text:p text:style-name="P7"><text:soft-page-break/>Functions of the Settings Menu:</text:p>
      <text:list text:style-name="L23">
        <text:list-item>
          <text:p text:style-name="P108"><text:span text:style-name="T4">Settings &gt; Standard/Scientific</text:span> Toggles between the Standard view and the Scientific view. The Standard view is only available at the moment. </text:p>
        </text:list-item>
        <text:list-item>
          <text:p text:style-name="P108"><text:span text:style-name="T4">Settings &gt; Tooltips</text:span> Toggles whether or not a small description is shown when a mouse is over a button. </text:p>
        </text:list-item>
        <text:list-item>
          <text:p text:style-name="P108"><text:span text:style-name="T4">Settings &gt; Readonly</text:span> Toggles the state of the display to be read only or editable. This is for browsers that can't have key detection to write out the equations. This is basically for any browser other than Internet Explorer or Firefox. The calculator usually detects this but if the detection fails then the user can at least depend on this menu. </text:p>
        </text:list-item>
        <text:list-item>
          <text:p text:style-name="P31"><text:span text:style-name="T4">Settings &gt; Keys Enabled</text:span> Toggles the shortcut keys on/off. This way if the user is using an unsupported browser (not IE, Firefox, or Mozilla 1.7) then they can at least turn it on to see if it works. </text:p>
        </text:list-item>
      </text:list>
      <text:h text:style-name="Heading_20_2" text:outline-level="2">2.6. Help Menu</text:h>
      <text:p text:style-name="P7">What is the Help Menu?</text:p>
      <text:p text:style-name="Text_20_body"><draw:frame draw:style-name="fr1" draw:name="graphics6" text:anchor-type="as-char" svg:width="1.6563in" svg:height="0.9583in" draw:z-index="4"><draw:image xlink:href="http://www.pages.drexel.edu/%7Esag47/calc/calchelp/menu_help/menu_help.png" xlink:type="simple" xlink:show="embed" xlink:actuate="onLoad"/><svg:desc>Help</svg:desc></draw:frame></text:p>
      <text:p text:style-name="P7">Functions of the Help Menu:</text:p>
      <text:list text:style-name="L11">
        <text:list-item>
          <text:p text:style-name="P60"><text:span text:style-name="T4">Help &gt; Help</text:span> Displays the help database (this entire help guide). </text:p>
        </text:list-item>
        <text:list-item>
          <text:p text:style-name="P19"><text:span text:style-name="T4">Help &gt; About</text:span> Displays a quick information dialog about this calculator. </text:p>
        </text:list-item>
      </text:list>
      <text:p text:style-name="Text_20_body"/>
      <text:h text:style-name="P11"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2">
        <text:list-item>
          <text:p text:style-name="P61">Deletion Buttons (Backspace, CE, AC) </text:p>
        </text:list-item>
        <text:list-item>
          <text:p text:style-name="P61">Basic Equation Buttons (0-9, /, *, +, -, -/+, ., =) </text:p>
        </text:list-item>
        <text:list-item>
          <text:p text:style-name="P61">Memory Buttons (MC, MR, MS, M+) </text:p>
        </text:list-item>
        <text:list-item>
          <text:p text:style-name="P61">Button Shortcuts </text:p>
        </text:list-item>
        <text:list-item>
          <text:p text:style-name="P61">Power Functions (sqrt, x^y, x^2, x^3) </text:p>
        </text:list-item>
        <text:list-item>
          <text:p text:style-name="P61">Trigonometric Functions (exp, ln, cos, sin, tan) </text:p>
        </text:list-item>
        <text:list-item>
          <text:p text:style-name="P20">Miscellaneous (remaining buttons not covered in other sections) </text:p>
        </text:list-item>
      </text:list>
      <text:p text:style-name="P7">Quick note before you proceed:</text:p>
      <text:p text:style-name="Text_20_body">The display below will be called a few things.</text:p>
      <text:p text:style-name="P13"><draw:frame draw:style-name="fr1" draw:name="graphics7" text:anchor-type="as-char" svg:width="3.3646in" svg:height="2.5417in" draw:z-index="5"><draw:image xlink:href="http://www.pages.drexel.edu/%7Esag47/calc/calchelp/button_help/display.png" xlink:type="simple" xlink:show="embed" xlink:actuate="onLoad"/><svg:desc>Display</svg:desc></draw:frame></text:p>
      <text:p text:style-name="Text_20_body">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text:soft-page-break/><draw:frame draw:style-name="fr1" draw:name="graphics8" text:anchor-type="as-char" svg:width="3.3646in" svg:height="2.5417in" draw:z-index="6"><draw:image xlink:href="http://www.pages.drexel.edu/%7Esag47/calc/calchelp/button_help/del.png" xlink:type="simple" xlink:show="embed" xlink:actuate="onLoad"/><svg:desc>Display</svg:desc></draw:frame></text:p>
      <text:list text:style-name="L13">
        <text:list-item>
          <text:p text:style-name="P67">The indicator on the far left is known as the memory state. It "indicates" if it has memory stored by showing an "M" in its center. </text:p>
        </text:list-item>
        <text:list-item>
          <text:p text:style-name="P67">The next button to the right, "Backspace", deletes a value from the Equation Display from right to left. </text:p>
        </text:list-item>
        <text:list-item>
          <text:p text:style-name="P67">The next button to the right is the CE button or better known as the Clear Equation button. It gets rid of any contents within the Display and sets it back to its default value "0". </text:p>
        </text:list-item>
        <text:list-item>
          <text:p text:style-name="P21">The AC button or All Clear button clears both the memory (by getting rid of the "M" along with the stored data) as well as the Display (sets back to "0") </text:p>
        </text:list-item>
      </text:list>
      <text:h text:style-name="Heading_20_2" text:outline-level="2">3.3. Basic Equations</text:h>
      <text:p text:style-name="Text_20_body"><draw:frame draw:style-name="fr1" draw:name="graphics9" text:anchor-type="as-char" svg:width="3.3646in" svg:height="2.5417in" draw:z-index="7"><draw:image xlink:href="http://www.pages.drexel.edu/%7Esag47/calc/calchelp/button_help/basic.png" xlink:type="simple" xlink:show="embed" xlink:actuate="onLoad"/><svg:desc>Basic Eq</svg:desc></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0" text:outline-level="2">3.4. Memory Buttons</text:h>
      <text:p text:style-name="Text_20_body"><draw:frame draw:style-name="fr1" draw:name="graphics10" text:anchor-type="as-char" svg:width="3.3646in" svg:height="2.5417in" draw:z-index="10"><draw:image xlink:href="http://www.pages.drexel.edu/%7Esag47/calc/calchelp/button_help/mem_off.png" xlink:type="simple" xlink:show="embed" xlink:actuate="onLoad"/><svg:desc>mem-off</svg:desc></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4">
        <text:list-item>
          <text:p text:style-name="P70">MC (Memory Clear) Clears the memory and takes the "M" out of the memory indicator </text:p>
        </text:list-item>
        <text:list-item>
          <text:p text:style-name="P70">MR (Memory Recall) Takes the equation out of memory and adds on to the value of the Display **See examples for a better explanation </text:p>
        </text:list-item>
        <text:list-item>
          <text:p text:style-name="P70">MS (Memory Store) Copies the current equation into memory to be later recalled. Also a large "M" will appear inside of the memory indicator. </text:p>
        </text:list-item>
        <text:list-item>
          <text:p text:style-name="P22">M+ (Memory Plus) Takes the equation stored in memory, takes the currently Displayed equation, and adds them both together while storing the answer once again into memory. </text:p>
        </text:list-item>
      </text:list>
      <text:p text:style-name="P7">Example 1 (Storing in Memory):</text:p>
      <text:list text:style-name="L15">
        <text:list-item>
          <text:p text:style-name="P73">Type in 45 </text:p>
        </text:list-item>
        <text:list-item>
          <text:p text:style-name="P73">Hit MS </text:p>
        </text:list-item>
        <text:list-item>
          <text:p text:style-name="P23">Your memory indicator should have an "M" like the one below </text:p>
        </text:list-item>
      </text:list>
      <text:p text:style-name="Text_20_body"><draw:frame draw:style-name="fr1" draw:name="graphics11" text:anchor-type="as-char" svg:width="3.3646in" svg:height="2.5417in" draw:z-index="8"><draw:image xlink:href="http://www.pages.drexel.edu/%7Esag47/calc/calchelp/button_help/mem_on.png" xlink:type="simple" xlink:show="embed" xlink:actuate="onLoad"/><svg:desc>mem-on</svg:desc></draw:frame></text:p>
      <text:p text:style-name="P7"><text:soft-page-break/>Example 2 (Recalling Memory):</text:p>
      <text:list text:style-name="L16">
        <text:list-item>
          <text:p text:style-name="P75">Type in 45 </text:p>
        </text:list-item>
        <text:list-item>
          <text:p text:style-name="P75">Hit MS </text:p>
        </text:list-item>
        <text:list-item>
          <text:p text:style-name="P75">Now type in + (your Display should look like "45+") </text:p>
        </text:list-item>
        <text:list-item>
          <text:p text:style-name="P75">Hit MR </text:p>
        </text:list-item>
        <text:list-item>
          <text:p text:style-name="P75">You should get 45+45 </text:p>
        </text:list-item>
        <text:list-item>
          <text:p text:style-name="P24">Hit Enter (Return) and your answer should be 90 </text:p>
        </text:list-item>
      </text:list>
      <text:p text:style-name="P8">Note: If you did not type in the + symbol then you would have gotten 4545. So don't for get to put an equation symbol before hitting MR</text:p>
      <text:p text:style-name="P7">Example 3 (Adding to Memory and then Clearing it):</text:p>
      <text:list text:style-name="L17">
        <text:list-item>
          <text:p text:style-name="P80">Type in 45 </text:p>
        </text:list-item>
        <text:list-item>
          <text:p text:style-name="P80">Hit MS </text:p>
        </text:list-item>
        <text:list-item>
          <text:p text:style-name="P80">This time hit M+ </text:p>
        </text:list-item>
        <text:list-item>
          <text:p text:style-name="P80">Now type in + (your Display should look like "45+") </text:p>
        </text:list-item>
        <text:list-item>
          <text:p text:style-name="P80">Hit MR </text:p>
        </text:list-item>
        <text:list-item>
          <text:p text:style-name="P80">You should get 45+90 </text:p>
        </text:list-item>
        <text:list-item>
          <text:p text:style-name="P25">Now hit MC to clear the memory and you memory indicator should be empty like the picture below </text:p>
        </text:list-item>
      </text:list>
      <text:p text:style-name="Text_20_body"><draw:frame draw:style-name="fr1" draw:name="graphics12" text:anchor-type="as-char" svg:width="3.3646in" svg:height="2.5417in" draw:z-index="9"><draw:image xlink:href="http://www.pages.drexel.edu/%7Esag47/calc/calchelp/button_help/mem_off.png" xlink:type="simple" xlink:show="embed" xlink:actuate="onLoad"/><svg:desc>mem-off</svg:desc></draw:frame></text:p>
      <text:h text:style-name="Heading_20_2" text:outline-level="2">3.5. Button Shortcuts</text:h>
      <text:list text:style-name="L18">
        <text:list-item>
          <text:p text:style-name="P86">All the Basic Equation Keys work </text:p>
        </text:list-item>
        <text:list-item>
          <text:p text:style-name="P86">MC press C key </text:p>
        </text:list-item>
        <text:list-item>
          <text:p text:style-name="P86">MR press R key </text:p>
        </text:list-item>
        <text:list-item>
          <text:p text:style-name="P86">MS press S key </text:p>
        </text:list-item>
        <text:list-item>
          <text:p text:style-name="P86">M+ press M key </text:p>
        </text:list-item>
        <text:list-item>
          <text:p text:style-name="P86">pi press P key </text:p>
        </text:list-item>
        <text:list-item>
          <text:p text:style-name="P86">() press () keys </text:p>
        </text:list-item>
        <text:list-item>
          <text:p text:style-name="P86">comma press ',' key (button not listed) </text:p>
        </text:list-item>
        <text:list-item>
          <text:p text:style-name="P86">Backspace press BACKSPACE key </text:p>
        </text:list-item>
        <text:list-item>
          <text:p text:style-name="P86">CE press DELETE key </text:p>
        </text:list-item>
        <text:list-item>
          <text:p text:style-name="P86"><text:soft-page-break/>= press Enter (Return) key </text:p>
        </text:list-item>
        <text:list-item>
          <text:p text:style-name="P26">EE press E key </text:p>
        </text:list-item>
      </text:list>
      <text:p text:style-name="Text_20_body">I did not make a comma button because it would throw off the symmetry of the calculator and make it look ugly. Besides, the only place it is used is with the power function pow(x,y).Now that I exposed you to that small detail lets talk about power functions in the next section</text:p>
      <text:h text:style-name="Heading_20_2" text:outline-level="2">3.6. Power Functions</text:h>
      <text:p text:style-name="Text_20_body">Now we discuss power functions. <text:s/>Look at the picture below for a list of the power function buttons:</text:p>
      <text:p text:style-name="Text_20_body"><draw:frame draw:style-name="fr1" draw:name="graphics13" text:anchor-type="as-char" svg:width="3.3646in" svg:height="2.5417in" draw:z-index="11"><draw:image xlink:href="http://www.pages.drexel.edu/%7Esag47/calc/calchelp/button_help/pow.png" xlink:type="simple" xlink:show="embed" xlink:actuate="onLoad"/><svg:desc>pow-fxns</svg:desc></draw:frame></text:p>
      <text:p text:style-name="Text_20_body">The first power function we shall go over is most likely the hardest to comprehend. It is the X^Y function. Some may get confused as to how this works because when they click it what appears in the Display is "pow(".This is actually just setting you up to finish writing it.</text:p>
      <text:p text:style-name="P7">Examples of "pow()" functions:</text:p>
      <text:p text:style-name="Text_20_body">x^y is the same thing as X<text:span text:style-name="T6">Y</text:span> which is also the same as pow(x,y);<text:line-break/>2<text:span text:style-name="T6">3</text:span>=8 is the same as pow(2,3)=8<text:line-break/>Putting it in a more complex equation is no problem either:<text:line-break/>4(2<text:span text:style-name="T6">3</text:span>+4)=48 which is like 4*(pow(2,3)+4)</text:p>
      <text:p text:style-name="Text_20_body"><text:span text:style-name="Emphasis">Don't forget the a symbol goes between 2 algebraic functions like (8)*(8)<text:line-break/>Also all parenthesis have to be closed in order for any function to work</text:span></text:p>
      <text:p text:style-name="P7">Moving on...</text:p>
      <text:p text:style-name="Text_20_body">After learning that understanding the rest is no problem.</text:p>
      <text:p text:style-name="Text_20_body"><text:span text:style-name="T1">sqrt</text:span> takes the square route of the current Equation which is basically<text:line-break/>pow(x,(1/2))</text:p>
      <text:p text:style-name="Text_20_body"><text:span text:style-name="T1">x^2</text:span> squares the current Equation pow(x,2)</text:p>
      <text:p text:style-name="Text_20_body">and <text:span text:style-name="T1">x^3</text:span> cubes the current Equation pow(x,3)</text:p>
      <text:h text:style-name="Heading_20_2" text:outline-level="2"><text:soft-page-break/>3.7. Trigonometric Functions</text:h>
      <text:p text:style-name="Text_20_body"><draw:frame draw:style-name="fr1" draw:name="graphics14" text:anchor-type="as-char" svg:width="3.3646in" svg:height="2.5417in" draw:z-index="12"><draw:image xlink:href="http://www.pages.drexel.edu/%7Esag47/calc/calchelp/button_help/trig.png" xlink:type="simple" xlink:show="embed" xlink:actuate="onLoad"/><svg:desc>trig</svg:desc></draw:frame></text:p>
      <text:p text:style-name="Text_20_body"><text:span text:style-name="T1">exp</text:span> and <text:span text:style-name="T1">ln</text:span> are inverse of each other meaning <text:span text:style-name="T1">exp</text:span><text:span text:style-name="T7">ln</text:span>=1</text:p>
      <text:list text:style-name="L19">
        <text:list-item>
          <text:p text:style-name="P97"><text:span text:style-name="T1">exp</text:span> (exponential) takes the exponential of the current equation </text:p>
        </text:list-item>
        <text:list-item>
          <text:p text:style-name="P97"><text:span text:style-name="T1">ln</text:span> (natural log) takes the natural log of the current equation </text:p>
        </text:list-item>
        <text:list-item>
          <text:p text:style-name="P97"><text:span text:style-name="T1">sin</text:span> takes the sin of the current equation </text:p>
        </text:list-item>
        <text:list-item>
          <text:p text:style-name="P97"><text:span text:style-name="T1">cos</text:span> takes the cos of the current equation </text:p>
        </text:list-item>
        <text:list-item>
          <text:p text:style-name="P27"><text:span text:style-name="T1">tan</text:span> takes the tan of the current equation </text:p>
        </text:list-item>
      </text:list>
      <text:h text:style-name="Heading_20_2" text:outline-level="2">3.8.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1" draw:name="graphics15" text:anchor-type="as-char" svg:width="3.3646in" svg:height="2.5417in" draw:z-index="13"><draw:image xlink:href="http://www.pages.drexel.edu/%7Esag47/calc/calchelp/button_help/misc.png" xlink:type="simple" xlink:show="embed" xlink:actuate="onLoad"/><svg:desc>misc</svg:desc></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oft-page-break/><text:span text:style-name="T1">EE</text:span> is the same thing as x10<text:span text:style-name="T6">x</text:span> for example 1x10<text:span text:style-name="T6">3</text:span> = 1e3 = 1000 (It is NOT an exponential [exp]).</text:p>
      <text:h text:style-name="P11" text:outline-level="1">4. License Information</text:h>
      <text:h text:style-name="Heading_20_2" text:outline-level="2">4.1. Disclaimer</text:h>
      <text:p text:style-name="P5">Warning!</text:p>
      <text:p text:style-name="Text_20_body">I do my best to make sure all the calculations and conversions are accurate and correct. But there is always the possibility that they are still inaccurate or incorrect. Here are some points I would like to bring to your attention.</text:p>
      <text:list text:style-name="L20">
        <text:list-item>
          <text:p text:style-name="P101"><text:span text:style-name="T1">Do not assume</text:span> any calculation/conversion this calculator makes is accurate and correct. </text:p>
        </text:list-item>
        <text:list-item>
          <text:p text:style-name="P101"><text:span text:style-name="T1">Do not use</text:span> the Scientific Calculator where loss of life, money, or property could result from inaccurate or incorrect conversions and/or calculations. </text:p>
        </text:list-item>
        <text:list-item>
          <text:p text:style-name="P101"><text:span text:style-name="T1">Rounding Errors:</text:span> Often times, converting/calculating between large and small units causes rounding errors. </text:p>
          <text:list>
            <text:list-item>
              <text:p text:style-name="P28"><text:span text:style-name="T4">Rounding errors are cause by different:</text:span> browser types (even separate versions of the same type), operating systems, versions of JavaScript, and other factors. For example, you will sometimes see 999.9999999 or 1000.0000001 instead of 1000.</text:p>
            </text:list-item>
          </text:list>
        </text:list-item>
      </text:list>
      <text:p text:style-name="Text_20_body">Please keep these key points in mind when using the Scientific Calculator. </text:p>
      <text:p text:style-name="Standard"><text:span text:style-name="T9">The above warnings were modified from the </text:span><text:a xlink:type="simple" xlink:href="http://www.onlineconversion.com/license.htm" office:target-frame-name="_blank" xlink:show="new"><text:span text:style-name="T9">onlineconversion.com</text:span></text:a><text:span text:style-name="T9"> license. </text:span></text:p>
      <text:h text:style-name="Heading_20_2" text:outline-level="2">4.2. License</text:h>
      <text:p text:style-name="Text_20_body">Copyright © 2005-2008 Sam Gleske</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 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 All copyright comments or ownership comments made throughout the source code must stay intact as well. Failure to abide by these set conditions and other conditions set in the Creative Commons License below will forfeit the user/developer the right to use or develop around copies (or substantial portions) of the Software.</text:p>
      <text:p text:style-name="P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p text:style-name="Text_20_body">Anything not mentioned in the above license is defaulted to the Creative Commons Attribution-<text:soft-page-break/>ShareAlike 3.0 United States License</text:p>
      <text:p text:style-name="Text_20_body">Here are reference links to the Creative Commons License:</text:p>
      <text:list text:style-name="L21">
        <text:list-item>
          <text:p text:style-name="P104"><text:a xlink:type="simple" xlink:href="http://creativecommons.org/licenses/by-sa/3.0/us/" office:target-frame-name="_blank" xlink:show="new">Human Readable Creative Commons License Link</text:a> </text:p>
        </text:list-item>
        <text:list-item>
          <text:p text:style-name="P29"><text:a xlink:type="simple" xlink:href="http://creativecommons.org/licenses/by-sa/3.0/us/legalcode" office:target-frame-name="_blank" xlink:show="new">Creative Commons License Link</text:a> </text:p>
        </text:list-item>
      </text:list>
      <text:p text:style-name="Text_20_body">If there are contradicting statements between the above written license and the Creative Commons License, then the above license takes priority over the Creative Commons License</text:p>
      <text:p text:style-name="Text_20_body"/>
      <text:h text:style-name="P11" text:outline-level="1">5. The Author</text:h>
      <text:h text:style-name="Heading_20_2" text:outline-level="2">5.1.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2.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3.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Programs used during development:</text:p>
      <text:list text:style-name="L22">
        <text:list-item>
          <text:p text:style-name="P135"><text:a xlink:type="simple" xlink:href="http://www.aptana.com/"><text:span text:style-name="T2">Aptana</text:span></text:a><text:span text:style-name="T2">:</text:span> Replaced Notepad++ as my JavaScript IDE because of autocompletion.</text:p>
        </text:list-item>
        <text:list-item>
          <text:p text:style-name="P105"><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105"><text:a xlink:type="simple" xlink:href="http://www.openoffice.org/"><text:span text:style-name="T2">OpenOffice.org</text:span></text:a>: Used to draft PDF format of documentation using OO Writer.</text:p>
        </text:list-item>
        <text:list-item>
          <text:p text:style-name="P105"><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
      <text:p text:style-name="P6">List continued on next page...</text:p>
      <text:list text:style-name="L22">
        <text:list-item text:start-value="1">
          <text:p text:style-name="P136"><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Copyright © 2008 Sam Gleske and is a handy and useful tool for my end users. </text:p>
        </text:list-item>
      </text:list>
      <text:h text:style-name="Heading_20_2" text:outline-level="2">5.4. Contact the Author</text:h>
      <text:p text:style-name="P7">Sam Gleske</text:p>
      <text:p text:style-name="P14"><text:a xlink:type="simple" xlink:href="mailto:sag47@drexel.edu">sag47@drexel.edu</text:a><text:line-break/><text:a xlink:type="simple" xlink:href="http://www.pages.drexel.edu/%7Esag47/" office:target-frame-name="_blank" xlink:show="new">http://www.pages.drexel.edu/~sag47/</text:a></text:p>
      <text:h text:style-name="Heading_20_2" text:outline-level="2">5.5.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P1">Copyright © 2008 Sam Gleske Last Update: <text:date style:data-style-name="N36" text:date-value="2008-02-07T01:38:49.38">02/07/2008</text:date></text:p>
        <text:p text:style-name="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30T11:00:42</meta:creation-date>
    <dc:date>2008-02-07T01:38:49</dc:date>
    <meta:editing-cycles>33</meta:editing-cycles>
    <meta:editing-duration>PT1H50M34S</meta:editing-duration>
    <meta:user-defined meta:name="Info 1"/>
    <meta:user-defined meta:name="Info 2"/>
    <meta:user-defined meta:name="Info 3"/>
    <meta:user-defined meta:name="Info 4"/>
    <meta:document-statistic meta:table-count="0" meta:image-count="15" meta:object-count="0" meta:page-count="19" meta:paragraph-count="298" meta:word-count="3060" meta:character-count="17967"/>
  </office:meta>
</office:document-meta>
</file>

<file path=VersionList.xml><?xml version="1.0" encoding="utf-8"?>
<VL:version-list xmlns:dc="http://purl.org/dc/elements/1.1/" xmlns:VL="http://openoffice.org/2001/versions-list">
  <VL:version-entry VL:title="Version1" VL:comment="Sam" VL:creator="" dc:date-time="2008-01-30T12:23:58"/>
</VL:version-list>
</file>